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107.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4" table:default-cell-style-name="Default"/>
        <table:table-column table:style-name="co5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Default"/>
        <table:table-row table:style-name="ro1">
          <table:table-cell table:style-name="ce6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Date Issue</text:p>
          </table:table-cell>
          <table:table-cell table:style-name="ce8" office:value-type="string" calcext:value-type="string">
            <text:p>2016-11-30</text:p>
          </table:table-cell>
          <table:table-cell table:style-name="ce8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Referenc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# Pins</text:p>
          </table:table-cell>
          <table:table-cell table:style-name="ce6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, etc.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1 needed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20 4.7K resistors use 8-position SIPs (qty 3)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usual value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string" calcext:value-type="string">
            <text:p>IC, decod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string" calcext:value-type="string">
            <text:p>IC, baud rate generato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Wirewrap type. 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49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 Order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Quantity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74LS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LS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64 or 28C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M62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14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8432 Mhz Crys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M 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0 ohm S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16 resistors total</text:p>
          </table:table-cell>
        </table:table-row>
        <table:table-row table:style-name="ro1">
          <table:table-cell office:value-type="string" calcext:value-type="string">
            <text:p>wirewrap wi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-pin wirewrap sock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6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8-pin wirewrap sock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4-pin wirewra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two 40-pin?</text:p>
          </table:table-cell>
        </table:table-row>
        <table:table-row table:style-name="ro1">
          <table:table-cell office:value-type="string" calcext:value-type="string">
            <text:p>sockets for pullups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pin FTDI head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BOM.A46:BOM.E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o Order'.A1:'To Order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00-00-00</text:date>, <text:time style:data-style-name="N2" text:time-value="18:14:28.637247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8:20:41.997489935</dc:date>
    <meta:editing-duration>PT2H31M12S</meta:editing-duration>
    <meta:editing-cycles>111</meta:editing-cycles>
    <meta:generator>LibreOffice/5.1.4.2$Linux_X86_64 LibreOffice_project/10m0$Build-2</meta:generator>
    <meta:print-date>2016-11-30T18:10:13.014005975</meta:print-date>
    <meta:document-statistic meta:table-count="2" meta:cell-count="381" meta:object-count="0"/>
  </office:meta>
</office:document-meta>
</file>